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1cm" style:auto-text-indent="false" style:page-number="auto" fo:background-color="transparent"/>
      <style:text-properties officeooo:rsid="0007a19a" officeooo:paragraph-rsid="0007a19a"/>
    </style:style>
    <style:style style:name="P2" style:family="paragraph" style:parent-style-name="Standard">
      <loext:graphic-properties draw:fill="none"/>
      <style:paragraph-properties fo:margin-left="0cm" fo:margin-right="0cm" fo:text-indent="-1cm" style:auto-text-indent="false" fo:background-color="transparent">
        <style:tab-stops/>
      </style:paragraph-properties>
      <style:text-properties officeooo:rsid="0007a19a" officeooo:paragraph-rsid="0007a19a"/>
    </style:style>
    <style:style style:name="P3" style:family="paragraph" style:parent-style-name="Header">
      <style:text-properties fo:font-size="18pt" officeooo:rsid="0007a19a" officeooo:paragraph-rsid="0007a19a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<text:s text:c="9"/>Lidar com pessoas complicadas é horrivelmente complicado, você nunca sabe o que ela vai fazer ou como ela vai reagir a cada coisa qu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officeooo:rsid="0007a19a" officeooo:paragraph-rsid="0007a19a" style:font-size-asian="15.75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35"/>Um “Ser complicado”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14:31.488056159</meta:creation-date>
    <dc:date>2022-08-23T14:25:04.233748811</dc:date>
    <meta:editing-duration>PT1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7" meta:character-count="198" meta:non-whitespace-character-count="127"/>
  </office:meta>
</office:document-meta>
</file>